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9dc81" officeooo:paragraph-rsid="0009dc81"/>
    </style:style>
    <style:style style:name="P2" style:family="paragraph" style:parent-style-name="Standard">
      <style:text-properties fo:language="en" fo:country="GB" officeooo:rsid="000c1451" officeooo:paragraph-rsid="000c1451"/>
    </style:style>
    <style:style style:name="P3" style:family="paragraph" style:parent-style-name="Heading">
      <style:text-properties fo:language="en" fo:country="GB"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language="en" fo:country="GB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nte Alighieri - Divina Commedia</text:p>
      <text:p text:style-name="P3">Inferno</text:p>
      <text:p text:style-name="P3">Canto primo</text:p>
      <text:p text:style-name="P1"/>
      <text:p text:style-name="P2">Midway upon the journey of our life</text:p>
      <text:p text:style-name="P2">I found myself within a forest dark,</text:p>
      <text:p text:style-name="P2">For the straightforward pathway had been lost.</text:p>
      <text:p text:style-name="P2">Ah me! how hard a thing it is to say</text:p>
      <text:p text:style-name="P2">What was this forest savage, rough, and stern,</text:p>
      <text:p text:style-name="P2">Which in the very thought renews the fear.</text:p>
      <text:p text:style-name="P2"/>
      <text:p text:style-name="P2">So bitter is it, death is little more;</text:p>
      <text:p text:style-name="P2">But of the good to treat, which there I found,</text:p>
      <text:p text:style-name="P2">Speak will I of the other things I saw there.</text:p>
      <text:p text:style-name="P2"/>
      <text:p text:style-name="P2">I cannot well repeat how there I entered,10</text:p>
      <text:p text:style-name="P2">So full was I of slumber at the moment</text:p>
      <text:p text:style-name="P2">In which I had abandoned the true way.</text:p>
      <text:p text:style-name="P2"/>
      <text:p text:style-name="P2">But after I had reached a mountain's foot,</text:p>
      <text:p text:style-name="P2">At that point where the valley terminated,</text:p>
      <text:p text:style-name="P2">Which had with consternation pierced my heart,</text:p>
      <text:p text:style-name="P2"/>
      <text:p text:style-name="P2">Upward I looked, and I beheld its shoulders,</text:p>
      <text:p text:style-name="P2">Vested already with that planet's rays</text:p>
      <text:p text:style-name="P2">Which leadeth others right by every road.</text:p>
      <text:p text:style-name="P2"/>
      <text:p text:style-name="P2">Then was the fear a little quieted</text:p>
      <text:p text:style-name="P2">That in my heart's lake had endured throughout20</text:p>
      <text:p text:style-name="P2">The night, which I had passed so piteously.</text:p>
      <text:p text:style-name="P2"/>
      <text:p text:style-name="P2">And even as he, who, with distressful breath,</text:p>
      <text:p text:style-name="P2">Forth issued from the sea upon the shore,</text:p>
      <text:p text:style-name="P2">Turns to the water perilous and gazes;</text:p>
      <text:p text:style-name="P2"/>
      <text:p text:style-name="P2">So did my soul, that still was fleeing onward,</text:p>
      <text:p text:style-name="P2">Turn itself back to re-behold the pass</text:p>
      <text:p text:style-name="P2">Which never yet a living person left.</text:p>
      <text:p text:style-name="P2"/>
      <text:p text:style-name="P2">After my weary body I had rested,</text:p>
      <text:p text:style-name="P2">The way resumed I on the desert slope,</text:p>
      <text:p text:style-name="P2">So that the firm foot ever was the lower.30</text:p>
      <text:p text:style-name="P2"/>
      <text:p text:style-name="P2">And lo! almost where the ascent began,</text:p>
      <text:p text:style-name="P2">A panther light and swift exceedingly,</text:p>
      <text:p text:style-name="P2">Which with a spotted skin was covered o'er!</text:p>
      <text:p text:style-name="P2"/>
      <text:p text:style-name="P2">And never moved she from before my face,</text:p>
      <text:p text:style-name="P2"><text:soft-page-break/>Nay, rather did impede so much my way,</text:p>
      <text:p text:style-name="P2">That many times I to return had turned.</text:p>
      <text:p text:style-name="P2"/>
      <text:p text:style-name="P2">The time was the beginning of the morning,</text:p>
      <text:p text:style-name="P2">And up the sun was mounting with those stars</text:p>
      <text:p text:style-name="P2">That with him were, what time the Love Divine</text:p>
      <text:p text:style-name="P2"/>
      <text:p text:style-name="P2">At first in motion set those beauteous things;40</text:p>
      <text:p text:style-name="P2">So were to me occasion of good hope,</text:p>
      <text:p text:style-name="P2">The variegated skin of that wild beast,</text:p>
      <text:p text:style-name="P2"/>
      <text:p text:style-name="P2">The hour of time, and the delicious season;</text:p>
      <text:p text:style-name="P2">But not so much, that did not give me fear</text:p>
      <text:p text:style-name="P2">A lion's aspect which appeared to me.</text:p>
      <text:p text:style-name="P2"/>
      <text:p text:style-name="P2">He seemed as if against me he were coming</text:p>
      <text:p text:style-name="P2">With head uplifted, and with ravenous hunger,</text:p>
      <text:p text:style-name="P2">So that it seemed the air was afraid of him;</text:p>
      <text:p text:style-name="P2"/>
      <text:p text:style-name="P2">And a she-wolf, that with all hungerings</text:p>
      <text:p text:style-name="P2">Seemed to be laden in her meagreness,50</text:p>
      <text:p text:style-name="P2">And many folk has caused to live forlorn!</text:p>
      <text:p text:style-name="P2"/>
      <text:p text:style-name="P2">She brought upon me so much heaviness,</text:p>
      <text:p text:style-name="P2">With the affright that from her aspect came,</text:p>
      <text:p text:style-name="P2">That I the hope relinquished of the height.</text:p>
      <text:p text:style-name="P2"/>
      <text:p text:style-name="P2">And as he is who willingly acquires,</text:p>
      <text:p text:style-name="P2">And the time comes that causes him to lose,</text:p>
      <text:p text:style-name="P2">Who weeps in all his thoughts and is despondent,</text:p>
      <text:p text:style-name="P2"/>
      <text:p text:style-name="P2">E'en such made me that beast withouten peace,</text:p>
      <text:p text:style-name="P2">Which, coming on against me by degrees</text:p>
      <text:p text:style-name="P2">Thrust me back thither where the sun is silent.60</text:p>
      <text:p text:style-name="P2"/>
      <text:p text:style-name="P2">While I was rushing downward to the lowland,</text:p>
      <text:p text:style-name="P2">Before mine eyes did one present himself,</text:p>
      <text:p text:style-name="P2">Who seemed from long-continued silence hoarse.</text:p>
      <text:p text:style-name="P2"/>
      <text:p text:style-name="P2">When I beheld him in the desert vast,</text:p>
      <text:p text:style-name="P2">"Have pity on me," unto him I cried,</text:p>
      <text:p text:style-name="P2">"Whiche'er thou art, or shade or real man!"</text:p>
      <text:p text:style-name="P2"/>
      <text:p text:style-name="P2">He answered me: "Not man; man once I was,</text:p>
      <text:p text:style-name="P2">And both my parents were of Lombardy,</text:p>
      <text:p text:style-name="P2">And Mantuans by country both of them.</text:p>
      <text:p text:style-name="P2"/>
      <text:p text:style-name="P2">'Sub Julio' was I born, though it was late,70</text:p>
      <text:p text:style-name="P2">And lived at Rome under the good Augustus,</text:p>
      <text:p text:style-name="P2">During the time of false and lying gods.</text:p>
      <text:p text:style-name="P2"/>
      <text:p text:style-name="P2">A poet was I, and I sang that just</text:p>
      <text:p text:style-name="P2"><text:soft-page-break/>Son of Anchises, who came forth from Troy,</text:p>
      <text:p text:style-name="P2">After that Ilion the superb was burned.</text:p>
      <text:p text:style-name="P2"/>
      <text:p text:style-name="P2">But thou, why goest thou back to such annoyance?</text:p>
      <text:p text:style-name="P2">Why climb'st thou not the Mount Delectable,</text:p>
      <text:p text:style-name="P2">Which is the source and cause of every joy?"</text:p>
      <text:p text:style-name="P2"/>
      <text:p text:style-name="P2">"Now, art thou that Virgilius and that fountain</text:p>
      <text:p text:style-name="P2">Which spreads abroad so wide a river of speech?"80</text:p>
      <text:p text:style-name="P2">I made response to him with bashful forehead.</text:p>
      <text:p text:style-name="P2"/>
      <text:p text:style-name="P2">"O, of the other poets honour and light,</text:p>
      <text:p text:style-name="P2">Avail me the long study and great love</text:p>
      <text:p text:style-name="P2">That have impelled me to explore thy volume!</text:p>
      <text:p text:style-name="P2"/>
      <text:p text:style-name="P2">Thou art my master, and my author thou,</text:p>
      <text:p text:style-name="P2">Thou art alone the one from whom I took</text:p>
      <text:p text:style-name="P2">The beautiful style that has done honour to me.</text:p>
      <text:p text:style-name="P2"/>
      <text:p text:style-name="P2">Behold the beast, for which I have turned back;</text:p>
      <text:p text:style-name="P2">Do thou protect me from her, famous Sage,</text:p>
      <text:p text:style-name="P2">For she doth make my veins and pulses tremble."90</text:p>
      <text:p text:style-name="P2"/>
      <text:p text:style-name="P2">"Thee it behoves to take another road,"</text:p>
      <text:p text:style-name="P2">Responded he, when he beheld me weeping,</text:p>
      <text:p text:style-name="P2">"If from this savage place thou wouldst escape;</text:p>
      <text:p text:style-name="P2"/>
      <text:p text:style-name="P2">Because this beast, at which thou criest out,</text:p>
      <text:p text:style-name="P2">Suffers not any one to pass her way,</text:p>
      <text:p text:style-name="P2">But so doth harass him, that she destroys him;</text:p>
      <text:p text:style-name="P2"/>
      <text:p text:style-name="P2">And has a nature so malign and ruthless,</text:p>
      <text:p text:style-name="P2">That never doth she glut her greedy will,</text:p>
      <text:p text:style-name="P2">And after food is hungrier than before.</text:p>
      <text:p text:style-name="P2"/>
      <text:p text:style-name="P2">Many the animals with whom she weds,100</text:p>
      <text:p text:style-name="P2">And more they shall be still, until the Greyhound</text:p>
      <text:p text:style-name="P2">Comes, who shall make her perish in her pain.</text:p>
      <text:p text:style-name="P2"/>
      <text:p text:style-name="P2">He shall not feed on either earth or pelf,</text:p>
      <text:p text:style-name="P2">But upon wisdom, and on love and virtue;</text:p>
      <text:p text:style-name="P2">'Twixt Feltro and Feltro shall his nation be;</text:p>
      <text:p text:style-name="P2"/>
      <text:p text:style-name="P2">Of that low Italy shall he be the saviour,</text:p>
      <text:p text:style-name="P2">On whose account the maid Camilla died,</text:p>
      <text:p text:style-name="P2">Euryalus, Turnus, Nisus, of their wounds;</text:p>
      <text:p text:style-name="P2"/>
      <text:p text:style-name="P2">Through every city shall he hunt her down,</text:p>
      <text:p text:style-name="P2">Until he shall have driven her back to Hell,110</text:p>
      <text:p text:style-name="P2">There from whence envy first did let her loose.</text:p>
      <text:p text:style-name="P2"/>
      <text:p text:style-name="P2">Therefore I think and judge it for thy best</text:p>
      <text:p text:style-name="P2"><text:soft-page-break/>Thou follow me, and I will be thy guide,</text:p>
      <text:p text:style-name="P2">And lead thee hence through the eternal place,</text:p>
      <text:p text:style-name="P2"/>
      <text:p text:style-name="P2">Where thou shalt hear the desperate lamentations,</text:p>
      <text:p text:style-name="P2">Shalt see the ancient spirits disconsolate,</text:p>
      <text:p text:style-name="P2">Who cry out each one for the second death;</text:p>
      <text:p text:style-name="P2"/>
      <text:p text:style-name="P2">And thou shalt see those who contented are</text:p>
      <text:p text:style-name="P2">Within the fire, because they hope to come,</text:p>
      <text:p text:style-name="P2">Whene'er it may be, to the blessed people;120</text:p>
      <text:p text:style-name="P2"/>
      <text:p text:style-name="P2">To whom, then, if thou wishest to ascend,</text:p>
      <text:p text:style-name="P2">A soul shall be for that than I more worthy;</text:p>
      <text:p text:style-name="P2">With her at my departure I will leave thee;</text:p>
      <text:p text:style-name="P2"/>
      <text:p text:style-name="P2">Because that Emperor, who reigns above,</text:p>
      <text:p text:style-name="P2">In that I was rebellious to his law,</text:p>
      <text:p text:style-name="P2">Wills that through me none come into his city.</text:p>
      <text:p text:style-name="P2"/>
      <text:p text:style-name="P2">He governs everywhere, and there he reigns;</text:p>
      <text:p text:style-name="P2">There is his city and his lofty throne;</text:p>
      <text:p text:style-name="P2">O happy he whom thereto he elects!"</text:p>
      <text:p text:style-name="P2"/>
      <text:p text:style-name="P2">And I to him: "Poet, I thee entreat,130</text:p>
      <text:p text:style-name="P2">By that same God whom thou didst never know,</text:p>
      <text:p text:style-name="P2">So that I may escape this woe and worse,</text:p>
      <text:p text:style-name="P2"/>
      <text:p text:style-name="P2">Thou wouldst conduct me there where thou hast said,</text:p>
      <text:p text:style-name="P2">That I may see the portal of Saint Peter,</text:p>
      <text:p text:style-name="P2">And those thou makest so disconsolate."</text:p>
      <text:p text:style-name="P2"/>
      <text:p text:style-name="P2">Then he moved on, and I behind him follow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6:42:11.634740930</meta:creation-date>
    <dc:date>2016-11-19T08:46:52.989288275</dc:date>
    <meta:editing-duration>PT2M23S</meta:editing-duration>
    <meta:editing-cycles>5</meta:editing-cycles>
    <meta:generator>LibreOffice/5.2.3.3$Linux_X86_64 LibreOffice_project/20m0$Build-3</meta:generator>
    <meta:document-statistic meta:table-count="0" meta:image-count="0" meta:object-count="0" meta:page-count="4" meta:paragraph-count="139" meta:word-count="1097" meta:character-count="5736" meta:non-whitespace-character-count="4778"/>
  </office:meta>
</office:document-meta>
</file>